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0472" calcext:value-type="float">
            <text:p>14.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1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7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9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8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9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8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88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87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8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7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7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2812</text:p>
          </table:table-cell>
          <table:table-cell office:value-type="string" calcext:value-type="string">
            <text:p>Lelia Lake Quad</text:p>
          </table:table-cell>
          <table:table-cell office:value-type="string" calcext:value-type="string">
            <text:p>197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